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f8f1" officeooo:paragraph-rsid="001bf8f1"/>
    </style:style>
    <style:style style:name="P2" style:family="paragraph" style:parent-style-name="Standard">
      <style:text-properties officeooo:rsid="001e5091" officeooo:paragraph-rsid="001e5091"/>
    </style:style>
    <style:style style:name="P3" style:family="paragraph" style:parent-style-name="Standard">
      <style:text-properties officeooo:rsid="001f12b4" officeooo:paragraph-rsid="001f12b4"/>
    </style:style>
    <style:style style:name="P4" style:family="paragraph" style:parent-style-name="Standard">
      <style:text-properties officeooo:rsid="001f9edd" officeooo:paragraph-rsid="001f9edd"/>
    </style:style>
    <style:style style:name="P5" style:family="paragraph" style:parent-style-name="Standard">
      <style:text-properties officeooo:rsid="00200a25" officeooo:paragraph-rsid="001f9edd"/>
    </style:style>
    <style:style style:name="P6" style:family="paragraph" style:parent-style-name="Standard">
      <style:text-properties officeooo:rsid="002131a8" officeooo:paragraph-rsid="002131a8"/>
    </style:style>
    <style:style style:name="P7" style:family="paragraph" style:parent-style-name="Standard">
      <style:text-properties officeooo:rsid="0022c3b5" officeooo:paragraph-rsid="0022c3b5"/>
    </style:style>
    <style:style style:name="T1" style:family="text">
      <style:text-properties officeooo:rsid="001d67d9"/>
    </style:style>
    <style:style style:name="T2" style:family="text">
      <style:text-properties officeooo:rsid="001f12b4"/>
    </style:style>
    <style:style style:name="T3" style:family="text">
      <style:text-properties officeooo:rsid="001f9edd"/>
    </style:style>
    <style:style style:name="T4" style:family="text">
      <style:text-properties officeooo:rsid="002131a8"/>
    </style:style>
    <style:style style:name="T5" style:family="text">
      <style:text-properties officeooo:rsid="0022c3b5"/>
    </style:style>
    <style:style style:name="T6" style:family="text">
      <style:text-properties officeooo:rsid="0025c58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orian Mosnier</text:p>
      <text:p text:style-name="P1">05/02/2018</text:p>
      <text:p text:style-name="P1">G2b 2A ISARA</text:p>
      <text:p text:style-name="P6"/>
      <text:p text:style-name="P6">Express your opinion about te Economist cover page : « One year old. Is the Trump presidency really this bad ? »</text:p>
      <text:p text:style-name="P6"/>
      <text:p text:style-name="P1"><text:tab/>The cover page « One year old. Is the trump presidency really this bad ? » published in The Economist of January 13th-18th show a caricature <text:span text:style-name="T1">of Donald Trump in a pram with his wife, Melania, a doll. Mr Trump has a hamburger in his hand. Around the pram, there are toys like missiles, cubes, <text:s/>Russian dolls, and a comic of « Fire and fury ». Actually, when we see Trump’s reform, it’s just a demolition from Obama presidence.</text:span></text:p>
      <text:p text:style-name="P2"/>
      <text:p text:style-name="P2"><text:tab/>All reactions from Donald Trump are made from Twitter, its <text:span text:style-name="T2">logo is on the White House official logo. On his Twitter account, he reacts with a gap between him and the reality. His communication power lies in his way to buzz on medias.</text:span></text:p>
      <text:p text:style-name="P2"/>
      <text:p text:style-name="P3"><text:tab/>The cubes on the pictures with « <text:span text:style-name="T3">WALL » written on, mean the wall between Mexico and the United States. Trump starts to build a wall at the USA south border to avoid mexican immigration to the USA, but mexican workers go to work in the USA and help with the USA economy directly. So it’s just strange to block off this immigration.</text:span></text:p>
      <text:p text:style-name="P3"/>
      <text:p text:style-name="P4"><text:tab/>The Russ<text:span text:style-name="T6">a</text:span>in doll<text:span text:style-name="T6">s</text:span> are here ton talk about the internat<text:span text:style-name="T4">i</text:span>onal relationship between Russia, Syria and the United States : <text:span text:style-name="T6">the Syria’s problem and Bashar Al Assad with Russia against the USA.</text:span></text:p>
      <text:p text:style-name="P5"/>
      <text:p text:style-name="P6"><text:tab/>The missiles in the box <text:span text:style-name="T5">talk about the diplomatic escalation between North Korea and the USA last year in February because a nuclear missile from North Korea threated the USA.</text:span></text:p>
      <text:p text:style-name="P6"/>
      <text:p text:style-name="P7"><text:tab/>Trump presidency is quite bad, because of all these problems. Even if Trump personality is indefinable (see « Fire and fury »), it’s not a way to do everythings wro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4T09:14:14.844884085</meta:creation-date>
    <meta:editing-duration>PT4M31S</meta:editing-duration>
    <meta:editing-cycles>3</meta:editing-cycles>
    <meta:generator>LibreOffice/5.1.5.2$Windows_x86 LibreOffice_project/7a864d8825610a8c07cfc3bc01dd4fce6a9447e5</meta:generator>
    <dc:date>2018-02-05T06:45:19.465000000</dc:date>
    <meta:document-statistic meta:table-count="0" meta:image-count="0" meta:object-count="0" meta:page-count="1" meta:paragraph-count="10" meta:word-count="304" meta:character-count="1672" meta:non-whitespace-character-count="1371"/>
  </office:meta>
</office:document-meta>
</file>